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1.622cm"/>
    </style:style>
    <style:style style:name="gr2" style:family="graphic" style:parent-style-name="standard">
      <style:graphic-properties svg:stroke-color="#000000" draw:fill="solid" draw:fill-color="#ffffcc" draw:textarea-horizontal-align="justify" draw:textarea-vertical-align="middle" draw:auto-grow-height="false" fo:min-height="0.45cm" fo:min-width="1.622cm"/>
    </style:style>
    <style:style style:name="gr3" style:family="graphic" style:parent-style-name="objectwithoutfill">
      <style:graphic-properties svg:stroke-color="#000000" draw:marker-start="Arrow" draw:marker-end="" draw:marker-end-width="0.2cm" draw:fill="none" draw:textarea-vertical-align="top" fo:padding-top="0cm" fo:padding-bottom="1.2cm"/>
    </style:style>
    <style:style style:name="gr4" style:family="graphic" style:parent-style-name="standard">
      <style:graphic-properties svg:stroke-color="#000000" draw:fill="solid" draw:fill-color="#b7e9f7" draw:textarea-horizontal-align="justify" draw:textarea-vertical-align="middle" draw:auto-grow-height="false" fo:min-height="0.45cm" fo:min-width="2.118cm"/>
    </style:style>
    <style:style style:name="gr5" style:family="graphic" style:parent-style-name="objectwithoutfill">
      <style:graphic-properties svg:stroke-color="#000000" draw:marker-end="Arrow" draw:marker-end-width="0.2cm" draw:fill="none" draw:textarea-horizontal-align="right" draw:textarea-vertical-align="middle" fo:padding-top="0cm" fo:padding-bottom="0cm" fo:padding-left="0cm" fo:padding-right="0cm"/>
    </style:style>
    <style:style style:name="gr6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fo:min-height="0.319cm" fo:padding-top="0cm" fo:padding-bottom="0cm" fo:padding-left="0cm" fo:padding-right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0.244cm"/>
    </style:style>
    <style:style style:name="gr9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45cm" fo:min-width="0.914cm"/>
    </style:style>
    <style:style style:name="gr10" style:family="graphic" style:parent-style-name="standard">
      <style:graphic-properties svg:stroke-color="#000000" draw:fill="solid" draw:fill-color="#ff66cc" draw:textarea-horizontal-align="justify" draw:textarea-vertical-align="middle" draw:auto-grow-height="false" fo:min-height="0.45cm" fo:min-width="0.914cm"/>
    </style:style>
    <style:style style:name="gr11" style:family="graphic" style:parent-style-name="standard">
      <style:graphic-properties draw:stroke="none" svg:stroke-color="#000000" draw:fill="solid" draw:fill-color="#ffffff" fo:min-height="0.314cm" fo:padding-top="0cm" fo:padding-bottom="0cm" fo:padding-left="0cm" fo:padding-right="0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99ff66"/>
      <style:paragraph-properties fo:text-align="center"/>
      <style:text-properties fo:font-size="10pt" style:font-size-asian="12pt" style:font-size-complex="12pt"/>
    </style:style>
    <style:style style:name="P3" style:family="paragraph">
      <loext:graphic-properties draw:fill="solid" draw:fill-color="#ffffcc"/>
      <style:paragraph-properties fo:text-align="center"/>
      <style:text-properties fo:font-size="10pt" style:font-size-asian="12pt" style:font-size-complex="12pt"/>
    </style:style>
    <style:style style:name="P4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solid" draw:fill-color="#b7e9f7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solid" draw:fill-color="#ff66cc"/>
      <style:paragraph-properties fo:text-align="center"/>
      <style:text-properties fo:font-size="10pt" style:font-size-asian="12pt" style:font-size-complex="12pt"/>
    </style:style>
    <style:style style:name="P11" style:family="paragraph">
      <loext:graphic-properties draw:fill-color="#ffffff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5" draw:id="id5" draw:layer="layout" svg:width="3cm" svg:height="0.99cm" svg:x="1.9cm" svg:y="5.55cm">
          <text:p text:style-name="P1"><text:span text:style-name="T1">Reporting ag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3" xml:id="id1" draw:id="id1" draw:layer="layout" svg:width="3cm" svg:height="0.99cm" svg:x="6.334cm" svg:y="3.205cm">
            <text:p text:style-name="P1"><text:span text:style-name="T1">Submitted re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" draw:id="id2" draw:layer="layout" svg:width="3cm" svg:height="0.99cm" svg:x="11.369cm" svg:y="3.205cm">
            <text:p text:style-name="P1"><text:span text:style-name="T2">Received repor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" draw:text-style-name="P5" draw:layer="layout" draw:type="curve" svg:x1="8.895cm" svg:y1="3.35cm" svg:x2="11.808cm" svg:y2="3.35cm" draw:start-shape="id1" draw:start-glue-point="11" draw:end-shape="id2" draw:end-glue-point="5" svg:d="M8895 3350c0-969 2913-969 2913 0" svg:viewBox="0 0 2914 728">
          <text:p text:style-name="P1"><text:span text:style-name="T3">wasDerivedFrom</text:span></text:p>
        </draw:connector>
        <draw:custom-shape draw:style-name="gr4" draw:text-style-name="P6" xml:id="id3" draw:id="id3" draw:layer="layout" svg:width="3.7cm" svg:height="0.99cm" svg:x="8.727cm" svg:y="5.55cm">
          <text:p text:style-name="P1"><text:span text:style-name="T2">Report submiss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draw:type="curve" svg:x1="9.268cm" svg:y1="5.695cm" svg:x2="7.834cm" svg:y2="4.195cm" draw:start-shape="id3" draw:start-glue-point="5" draw:end-shape="id1" draw:end-glue-point="8" svg:d="M9268 5695c0-1233-1434-483-1434-1500" svg:viewBox="0 0 1435 1501">
          <text:p/>
        </draw:connector>
        <draw:connector draw:style-name="gr6" draw:text-style-name="P7" draw:layer="layout" draw:type="curve" svg:x1="12.869cm" svg:y1="4.195cm" svg:x2="11.886cm" svg:y2="5.695cm" draw:start-shape="id2" draw:start-glue-point="8" draw:end-shape="id3" draw:end-glue-point="11" svg:d="M12869 4195c0 1017-983 267-983 1500" svg:viewBox="0 0 984 1501">
          <text:p/>
        </draw:connector>
        <draw:frame draw:style-name="gr7" draw:text-style-name="P8" draw:layer="layout" svg:width="2.298cm" svg:height="0.319cm" svg:x="11.102cm" svg:y="4.802cm">
          <draw:text-box>
            <text:p text:style-name="P1"><text:span text:style-name="T3">wasGeneratedBy</text:span></text:p>
          </draw:text-box>
        </draw:frame>
        <draw:frame draw:style-name="gr7" draw:text-style-name="P8" draw:layer="layout" svg:width="0.998cm" svg:height="0.319cm" svg:x="8.402cm" svg:y="4.802cm">
          <draw:text-box>
            <text:p text:style-name="P1"><text:span text:style-name="T3">used</text:span></text:p>
          </draw:text-box>
        </draw:frame>
        <draw:custom-shape draw:style-name="gr8" draw:text-style-name="P9" xml:id="id4" draw:id="id4" draw:layer="layout" svg:width="1.052cm" svg:height="0.99cm" svg:x="12.969cm" svg:y="7.677cm">
          <text:p text:style-name="P1"><text:span text:style-name="T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1.886cm" svg:y1="6.395cm" svg:x2="13.495cm" svg:y2="7.677cm" draw:start-shape="id3" draw:start-glue-point="9" draw:end-shape="id4" draw:end-glue-point="4" svg:d="M11886 6395c0 1071 1609 430 1609 1282" svg:viewBox="0 0 1610 1283">
          <text:p/>
        </draw:connector>
        <draw:frame draw:style-name="gr7" draw:text-style-name="P8" draw:layer="layout" svg:width="2.598cm" svg:height="0.319cm" svg:x="11.402cm" svg:y="6.951cm">
          <draw:text-box>
            <text:p text:style-name="P1"><text:span text:style-name="T3">qualifiedAssociation</text:span></text:p>
          </draw:text-box>
        </draw:frame>
        <draw:connector draw:style-name="gr6" draw:text-style-name="P7" draw:layer="layout" draw:type="curve" svg:x1="8.727cm" svg:y1="6.045cm" svg:x2="4.9cm" svg:y2="6.045cm" draw:start-shape="id3" draw:start-glue-point="6" draw:end-shape="id5" svg:d="M8727 6045h-3827" svg:viewBox="0 0 3828 1">
          <text:p/>
        </draw:connector>
        <draw:frame draw:style-name="gr7" draw:text-style-name="P8" draw:layer="layout" svg:width="2.498cm" svg:height="0.319cm" svg:x="5.502cm" svg:y="5.886cm">
          <draw:text-box>
            <text:p text:style-name="P1"><text:span text:style-name="T3">wasAssociatedWith</text:span></text:p>
          </draw:text-box>
        </draw:frame>
        <draw:custom-shape draw:style-name="gr9" draw:text-style-name="P2" xml:id="id6" draw:id="id6" draw:layer="layout" svg:width="2cm" svg:height="0.99cm" svg:x="2.4cm" svg:y="3.205cm">
          <text:p text:style-name="P1"><text:span text:style-name="T1">Ba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.4cm" svg:y1="5.55cm" svg:x2="3.4cm" svg:y2="4.195cm" draw:start-shape="id5" draw:start-glue-point="4" draw:end-shape="id6" svg:d="M3400 5550v-1355" svg:viewBox="0 0 1 1356">
          <text:p/>
        </draw:connector>
        <draw:frame draw:style-name="gr7" draw:text-style-name="P8" draw:layer="layout" svg:width="2.498cm" svg:height="0.319cm" svg:x="2.151cm" svg:y="4.802cm">
          <draw:text-box>
            <text:p text:style-name="P1"><text:span text:style-name="T3">actedOnBehalfOf</text:span></text:p>
          </draw:text-box>
        </draw:frame>
        <draw:custom-shape draw:style-name="gr9" draw:text-style-name="P2" xml:id="id8" draw:id="id8" draw:layer="layout" svg:width="2cm" svg:height="0.99cm" svg:x="16.277cm" svg:y="5.55cm">
          <text:p text:style-name="P1"><text:span text:style-name="T1">Port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7" draw:id="id7" draw:layer="layout" svg:width="1.052cm" svg:height="0.99cm" svg:x="6.97cm" svg:y="7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268cm" svg:y1="6.395cm" svg:x2="7.496cm" svg:y2="7.677cm" draw:start-shape="id3" draw:start-glue-point="7" draw:end-shape="id7" draw:end-glue-point="4" svg:d="M9268 6395c0 1071-1772 430-1772 1282" svg:viewBox="0 0 1773 1283">
          <text:p/>
        </draw:connector>
        <draw:frame draw:style-name="gr7" draw:text-style-name="P8" draw:layer="layout" svg:width="2.598cm" svg:height="0.319cm" svg:x="7.102cm" svg:y="6.951cm">
          <draw:text-box>
            <text:p text:style-name="P1"><text:span text:style-name="T3">qualifiedAssociation</text:span></text:p>
          </draw:text-box>
        </draw:frame>
        <draw:custom-shape draw:style-name="gr9" draw:text-style-name="P2" xml:id="id9" draw:id="id9" draw:layer="layout" svg:width="2cm" svg:height="0.99cm" svg:x="16.277cm" svg:y="3.205cm">
          <text:p text:style-name="P1"><text:span text:style-name="T1">ACP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7.277cm" svg:y1="5.55cm" svg:x2="17.277cm" svg:y2="4.195cm" draw:start-shape="id8" draw:start-glue-point="4" draw:end-shape="id9" draw:end-glue-point="8" svg:d="M17277 5550v-1355" svg:viewBox="0 0 1 1356">
          <text:p/>
        </draw:connector>
        <draw:frame draw:style-name="gr7" draw:text-style-name="P8" draw:layer="layout" svg:width="2.498cm" svg:height="0.319cm" svg:x="16.028cm" svg:y="4.802cm">
          <draw:text-box>
            <text:p text:style-name="P1"><text:span text:style-name="T3">actedOnBehalfOf</text:span></text:p>
          </draw:text-box>
        </draw:frame>
        <draw:connector draw:style-name="gr6" draw:text-style-name="P7" draw:layer="layout" draw:type="curve" svg:x1="13.867cm" svg:y1="7.822cm" svg:x2="16.57cm" svg:y2="6.395cm" draw:start-shape="id4" draw:start-glue-point="11" draw:end-shape="id8" draw:end-glue-point="7" svg:d="M13867 7822c0-1069 2703-356 2703-1427" svg:viewBox="0 0 2704 1428">
          <text:p/>
        </draw:connector>
        <draw:frame draw:style-name="gr7" draw:text-style-name="P8" draw:layer="layout" svg:width="0.947cm" svg:height="0.319cm" svg:x="14.804cm" svg:y="6.951cm">
          <draw:text-box>
            <text:p text:style-name="P1"><text:span text:style-name="T3">agent</text:span></text:p>
          </draw:text-box>
        </draw:frame>
        <draw:connector draw:style-name="gr6" draw:text-style-name="P7" draw:layer="layout" draw:type="curve" svg:x1="7.124cm" svg:y1="7.822cm" svg:x2="4.461cm" svg:y2="6.395cm" draw:start-shape="id7" draw:start-glue-point="5" draw:end-shape="id5" draw:end-glue-point="9" svg:d="M7124 7822c0-1069-2663-356-2663-1427" svg:viewBox="0 0 2664 1428">
          <text:p/>
        </draw:connector>
        <draw:frame draw:style-name="gr7" draw:text-style-name="P8" draw:layer="layout" svg:width="0.947cm" svg:height="0.319cm" svg:x="5.454cm" svg:y="6.951cm">
          <draw:text-box>
            <text:p text:style-name="P1"><text:span text:style-name="T3">agent</text:span></text:p>
          </draw:text-box>
        </draw:frame>
        <draw:custom-shape draw:style-name="gr10" draw:text-style-name="P10" xml:id="id11" draw:id="id11" draw:layer="layout" svg:width="2cm" svg:height="0.99cm" svg:x="16.277cm" svg:y="7.677cm">
          <text:p text:style-name="P1"><text:span text:style-name="T1">Rece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xml:id="id10" draw:id="id10" draw:layer="layout" svg:width="2cm" svg:height="0.99cm" svg:x="2.4cm" svg:y="7.677cm">
          <text:p text:style-name="P1"><text:span text:style-name="T1">Se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6.97cm" svg:y1="8.172cm" svg:x2="4.4cm" svg:y2="8.172cm" draw:start-shape="id7" draw:start-glue-point="6" draw:end-shape="id10" draw:end-glue-point="10" svg:d="M6970 8172h-2570" svg:viewBox="0 0 2571 1">
          <text:p/>
        </draw:connector>
        <draw:frame draw:style-name="gr11" draw:text-style-name="P8" draw:layer="layout" svg:width="1.145cm" svg:height="0.319cm" svg:x="5.155cm" svg:y="8.013cm">
          <draw:text-box>
            <text:p text:style-name="P1"><text:span text:style-name="T3">hadRole</text:span></text:p>
          </draw:text-box>
        </draw:frame>
        <draw:connector draw:style-name="gr6" draw:text-style-name="P7" draw:layer="layout" draw:type="curve" svg:x1="14.021cm" svg:y1="8.172cm" svg:x2="16.277cm" svg:y2="8.172cm" draw:start-shape="id4" draw:start-glue-point="10" draw:end-shape="id11" svg:d="M14021 8172h2256" svg:viewBox="0 0 2257 1">
          <text:p/>
        </draw:connector>
        <draw:frame draw:style-name="gr11" draw:text-style-name="P8" draw:layer="layout" svg:width="1.145cm" svg:height="0.319cm" svg:x="14.556cm" svg:y="8.013cm">
          <draw:text-box>
            <text:p text:style-name="P1"><text:span text:style-name="T3">hadRole</text:span></text:p>
          </draw:text-box>
        </draw:frame>
        <draw:connector draw:style-name="gr6" draw:text-style-name="P7" draw:layer="layout" draw:type="curve" svg:x1="12.427cm" svg:y1="6.045cm" svg:x2="16.277cm" svg:y2="6.045cm" draw:start-shape="id3" draw:start-glue-point="10" draw:end-shape="id8" svg:d="M12427 6045h3850" svg:viewBox="0 0 3851 1">
          <text:p/>
        </draw:connector>
        <draw:frame draw:style-name="gr7" draw:text-style-name="P8" draw:layer="layout" svg:width="2.498cm" svg:height="0.319cm" svg:x="13.102cm" svg:y="5.886cm">
          <draw:text-box>
            <text:p text:style-name="P1"><text:span text:style-name="T3">wasAssociatedWith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1T19:50:04.834000000</meta:creation-date>
    <dc:date>2019-07-17T19:21:35.819000000</dc:date>
    <meta:editing-duration>P4DT13H26M59S</meta:editing-duration>
    <meta:editing-cycles>28</meta:editing-cycles>
    <meta:generator>LibreOffice/5.4.6.2$Windows_X86_64 LibreOffice_project/4014ce260a04f1026ba855d3b8d91541c224eab8</meta:generator>
    <dc:creator>Franck Cotton</dc:creator>
    <meta:document-statistic meta:object-count="57"/>
  </office:meta>
</office:document-meta>
</file>